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Prénom_20_NOM">
      <style:text-properties fo:font-weight="normal" style:font-weight-asian="normal"/>
    </style:style>
    <style:style style:name="P16" style:family="paragraph" style:parent-style-name="Prénom_20_NOM">
      <style:text-properties fo:font-weight="normal" style:font-weight-asian="normal" style:font-weight-complex="bold"/>
    </style:style>
    <style:style style:name="P17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lib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nomcom"/>
        <text:user-field-decl office:value-type="float" office:value="0" text:name="passagecommissionep_impressionconvocation"/>
        <text:user-field-decl office:value-type="string" office:string-value="" text:name="dossierep_nonrespectsanctionep93_origine"/>
        <text:user-field-decl office:value-type="string" office:string-value="" text:name="dossierep_nonrespectsanctionep93_contratinsertion_structurereferente_lib_struc"/>
        <text:user-field-decl office:value-type="string" office:string-value="" text:name="dossierep_nonrespectsanctionep93_contratinsertion_structurereferente_num_voie"/>
        <text:user-field-decl office:value-type="string" office:string-value="" text:name="dossierep_nonrespectsanctionep93_contratinsertion_structurereferente_type_voie"/>
        <text:user-field-decl office:value-type="string" office:string-value="" text:name="dossierep_nonrespectsanctionep93_contratinsertion_structurereferente_nom_voie"/>
        <text:user-field-decl office:value-type="string" office:string-value="" text:name="dossierep_nonrespectsanctionep93_contratinsertion_structurereferente_code_postal"/>
        <text:user-field-decl office:value-type="string" office:string-value="" text:name="dossierep_nonrespectsanctionep93_contratinsertion_structurereferente_ville"/>
        <text:user-field-decl office:value-type="string" office:string-value="" text:name="dossierep_nonrespectsanctionep93_orientstruct_structurereferente_lib_struc"/>
        <text:user-field-decl office:value-type="string" office:string-value="" text:name="dossierep_nonrespectsanctionep93_orientstruct_structurereferente_num_voie"/>
        <text:user-field-decl office:value-type="string" office:string-value="" text:name="dossierep_nonrespectsanctionep93_orientstruct_structurereferente_type_voie"/>
        <text:user-field-decl office:value-type="string" office:string-value="" text:name="dossierep_nonrespectsanctionep93_orientstruct_structurereferente_nom_voie"/>
        <text:user-field-decl office:value-type="string" office:string-value="" text:name="dossierep_nonrespectsanctionep93_orientstruct_structurereferente_code_postal"/>
        <text:user-field-decl office:value-type="string" office:string-value="" text:name="dossierep_nonrespectsanctionep93_orientstruct_structurereferente_ville"/>
        <text:user-field-decl office:value-type="string" office:string-value="" text:name="dossierep_nonrespectsanctionep93_historiqueetatpe_orientstruct_structurereferente_lib_struc"/>
        <text:user-field-decl office:value-type="string" office:string-value="" text:name="dossierep_nonrespectsanctionep93_historiqueetatpe_orientstruct_structurereferente_num_voie"/>
        <text:user-field-decl office:value-type="string" office:string-value="" text:name="dossierep_nonrespectsanctionep93_historiqueetatpe_orientstruct_structurereferente_type_voie"/>
        <text:user-field-decl office:value-type="string" office:string-value="" text:name="dossierep_nonrespectsanctionep93_historiqueetatpe_orientstruct_structurereferente_nom_voie"/>
        <text:user-field-decl office:value-type="string" office:string-value="" text:name="dossierep_nonrespectsanctionep93_historiqueetatpe_orientstruct_structurereferente_code_postal"/>
        <text:user-field-decl office:value-type="string" office:string-value="" text:name="dossierep_nonrespectsanctionep93_historiqueetatpe_orientstruct_structurereferente_ville"/>
        <text:user-field-decl office:value-type="string" office:string-value="" text:name="dossierep_nonrespectsanctionep93_propopdo_structurereferente_lib_struc"/>
        <text:user-field-decl office:value-type="string" office:string-value="" text:name="dossierep_nonrespectsanctionep93_propopdo_structurereferente_num_voie"/>
        <text:user-field-decl office:value-type="string" office:string-value="" text:name="dossierep_nonrespectsanctionep93_propopdo_structurereferente_type_voie"/>
        <text:user-field-decl office:value-type="string" office:string-value="" text:name="dossierep_nonrespectsanctionep93_propopdo_structurereferente_nom_voie"/>
        <text:user-field-decl office:value-type="string" office:string-value="" text:name="dossierep_nonrespectsanctionep93_propopdo_structurereferente_code_postal"/>
        <text:user-field-decl office:value-type="string" office:string-value="" text:name="dossierep_nonrespectsanctionep93_propopdo_structurereferente_vill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datefinsursis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libtypevoie"/> <text:user-field-get text:name="dossierep_personne_foyer_adressefoyer_0_adresse_nomvoie"/></text:p>
            <text:p text:style-name="P8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nomcom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289_162255122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301_162255122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309_162255122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318_162255122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7" text:outline-level="4">Bobigny, le <text:date style:data-style-name="N76" text:date-value="2011-06-17T10:21:14.99">17 juin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L’équipe pluridisciplinaire a décidé de reporter votre passage en commission pour l'orientation du professionnel vers le social à une date ultérieure.</text:p>
      <text:p text:style-name="P10"/>
      <text:p text:style-name="P14">Je reste à votre entière disposition pour tout renseignement complémentaire.</text:p>
      <text:p text:style-name="P10"/>
      <text:p text:style-name="P11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6">Chef de Bureau Adjointe de l’Accès </text:p>
      <text:p text:style-name="P15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gdumont </dc:creator>
    <dc:date>2011-06-17T10:21:14</dc:date>
    <meta:print-date>2011-03-28T11:59:00</meta:print-date>
    <meta:editing-cycles>31</meta:editing-cycles>
    <meta:editing-duration>PT4H22M51S</meta:editing-duration>
    <meta:generator>LibreOffice/3.3$Unix LibreOffice_project/330m19$Build-202</meta:generator>
    <meta:document-statistic meta:table-count="1" meta:image-count="0" meta:object-count="0" meta:page-count="1" meta:paragraph-count="19" meta:word-count="102" meta:character-count="644"/>
    <meta:user-defined meta:name="Info 1"/>
    <meta:user-defined meta:name="Info 2"/>
    <meta:user-defined meta:name="Info 3"/>
    <meta:user-defined meta:name="Info 4"/>
  </office:meta>
</office:document-meta>
</file>